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3"/>
    <style:style style:name="ce4" style:family="table-cell" style:parent-style-name="Default" style:data-style-name="N37"/>
    <style:style style:name="ce5" style:family="table-cell" style:parent-style-name="Default" style:data-style-name="N33">
      <style:table-cell-properties fo:background-color="#f6f9d4"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fo:border="0.74pt solid #000000"/>
    </style:style>
    <style:style style:name="ce1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Grafica de gant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2" table:default-cell-style-name="Default"/>
        <table:table-row table:style-name="ro1">
          <table:table-cell table:style-name="ce1" office:value-type="string" calcext:value-type="string">
            <text:p>N.º Actividad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al</text:p>
          </table:table-cell>
          <table:table-cell table:style-name="ce5" office:value-type="date" office:date-value="2025-10-17" calcext:value-type="date">
            <text:p>17/oct</text:p>
          </table:table-cell>
          <table:table-cell table:style-name="ce5" office:value-type="date" office:date-value="2025-10-24" calcext:value-type="date">
            <text:p>24/oct</text:p>
          </table:table-cell>
          <table:table-cell table:style-name="ce5" office:value-type="date" office:date-value="2025-10-31" calcext:value-type="date">
            <text:p>31/oct</text:p>
          </table:table-cell>
          <table:table-cell table:style-name="ce5" office:value-type="date" office:date-value="2025-11-07" calcext:value-type="date">
            <text:p>07/nov</text:p>
          </table:table-cell>
          <table:table-cell table:style-name="ce5" office:value-type="date" office:date-value="2025-11-14" calcext:value-type="date">
            <text:p>14/nov</text:p>
          </table:table-cell>
          <table:table-cell table:style-name="ce5" office:value-type="date" office:date-value="2025-11-21" calcext:value-type="date">
            <text:p>21/nov</text:p>
          </table:table-cell>
          <table:table-cell table:style-name="ce5" office:value-type="date" office:date-value="2025-11-28" calcext:value-type="date">
            <text:p>28/nov</text:p>
          </table:table-cell>
          <table:table-cell table:style-name="ce5" office:value-type="date" office:date-value="2025-12-05" calcext:value-type="date">
            <text:p>05/dic</text:p>
          </table:table-cell>
          <table:table-cell table:style-name="ce5" office:value-type="date" office:date-value="2025-12-12" calcext:value-type="date">
            <text:p>12/dic</text:p>
          </table:table-cell>
          <table:table-cell table:style-name="ce5" office:value-type="date" office:date-value="2025-12-19" calcext:value-type="date">
            <text:p>19/dic</text:p>
          </table:table-cell>
          <table:table-cell table:style-name="ce5" office:value-type="date" office:date-value="2025-12-26" calcext:value-type="date">
            <text:p>26/dic</text:p>
          </table:table-cell>
          <table:table-cell table:style-name="ce5" office:value-type="date" office:date-value="2026-01-02" calcext:value-type="date">
            <text:p>02/ene</text:p>
          </table:table-cell>
          <table:table-cell table:style-name="ce5" office:value-type="date" office:date-value="2026-01-09" calcext:value-type="date">
            <text:p>09/ene</text:p>
          </table:table-cell>
          <table:table-cell table:style-name="ce5" office:value-type="date" office:date-value="2026-01-16" calcext:value-type="date">
            <text:p>16/ene</text:p>
          </table:table-cell>
          <table:table-cell table:style-name="ce5" office:value-type="date" office:date-value="2026-01-23" calcext:value-type="date">
            <text:p>23/ene</text:p>
          </table:table-cell>
          <table:table-cell table:style-name="ce5" office:value-type="date" office:date-value="2026-01-30" calcext:value-type="date">
            <text:p>30/ene</text:p>
          </table:table-cell>
          <table:table-cell table:style-name="ce5" office:value-type="date" office:date-value="2026-02-06" calcext:value-type="date">
            <text:p>06/feb</text:p>
          </table:table-cell>
          <table:table-cell table:style-name="ce5" office:value-type="date" office:date-value="2026-02-13" calcext:value-type="date">
            <text:p>13/feb</text:p>
          </table:table-cell>
          <table:table-cell table:style-name="ce5" office:value-type="date" office:date-value="2026-02-20" calcext:value-type="date">
            <text:p>20/feb</text:p>
          </table:table-cell>
          <table:table-cell table:style-name="ce5" office:value-type="date" office:date-value="2026-02-27" calcext:value-type="date">
            <text:p>27/feb</text:p>
          </table:table-cell>
          <table:table-cell table:style-name="ce5" office:value-type="date" office:date-value="2026-03-06" calcext:value-type="date">
            <text:p>06/mar</text:p>
          </table:table-cell>
          <table:table-cell table:style-name="ce5" office:value-type="date" office:date-value="2026-03-13" calcext:value-type="date">
            <text:p>13/mar</text:p>
          </table:table-cell>
          <table:table-cell table:style-name="ce5" office:value-type="date" office:date-value="2026-03-20" calcext:value-type="date">
            <text:p>20/mar</text:p>
          </table:table-cell>
          <table:table-cell table:style-name="ce5" office:value-type="date" office:date-value="2026-03-27" calcext:value-type="date">
            <text:p>27/mar</text:p>
          </table:table-cell>
          <table:table-cell table:style-name="ce5" office:value-type="date" office:date-value="2026-04-03" calcext:value-type="date">
            <text:p>03/abr</text:p>
          </table:table-cell>
          <table:table-cell table:style-name="ce5" office:value-type="date" office:date-value="2026-04-10" calcext:value-type="date">
            <text:p>10/abr</text:p>
          </table:table-cell>
          <table:table-cell table:style-name="ce5" office:value-type="date" office:date-value="2026-04-17" calcext:value-type="date">
            <text:p>17/abr</text:p>
          </table:table-cell>
          <table:table-cell table:style-name="ce5" office:value-type="date" office:date-value="2026-04-24" calcext:value-type="date">
            <text:p>24/abr</text:p>
          </table:table-cell>
          <table:table-cell table:style-name="ce5" office:value-type="date" office:date-value="2026-05-01" calcext:value-type="date">
            <text:p>01/may</text:p>
          </table:table-cell>
          <table:table-cell table:style-name="ce5" office:value-type="date" office:date-value="2026-05-08" calcext:value-type="date">
            <text:p>08/may</text:p>
          </table:table-cell>
          <table:table-cell table:style-name="ce5" office:value-type="date" office:date-value="2026-05-15" calcext:value-type="date">
            <text:p>15/may</text:p>
          </table:table-cell>
          <table:table-cell table:style-name="ce5" office:value-type="date" office:date-value="2026-05-22" calcext:value-type="date">
            <text:p>22/may</text:p>
          </table:table-cell>
        </table:table-row>
        <table:table-row table:style-name="ro2">
          <table:table-cell office:value-type="string" calcext:value-type="string">
            <text:p>Elegir nombre y proyecto</text:p>
          </table:table-cell>
          <table:table-cell office:value-type="date" office:date-value="2025-10-17" calcext:value-type="date">
            <text:p>17/oct</text:p>
          </table:table-cell>
          <table:table-cell office:value-type="date" office:date-value="2025-10-24" calcext:value-type="date">
            <text:p>24/oct</text:p>
          </table:table-cell>
          <table:table-cell table:style-name="ce12" table:number-columns-spanned="2" table:number-rows-spanned="1"/>
          <table:covered-table-cell/>
          <table:table-cell table:number-columns-repeated="30"/>
        </table:table-row>
        <table:table-row table:style-name="ro2">
          <table:table-cell office:value-type="string" calcext:value-type="string">
            <text:p>Buscar materiales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31" calcext:value-type="date">
            <text:p>31/oct</text:p>
          </table:table-cell>
          <table:table-cell/>
          <table:table-cell table:style-name="ce12" table:number-columns-spanned="2" table:number-rows-spanned="1"/>
          <table:covered-table-cell/>
          <table:table-cell table:number-columns-repeated="29"/>
        </table:table-row>
        <table:table-row table:style-name="ro2">
          <table:table-cell office:value-type="string" calcext:value-type="string">
            <text:p>Primeras pruebas telemetría</text:p>
          </table:table-cell>
          <table:table-cell office:value-type="date" office:date-value="2025-10-31" calcext:value-type="date">
            <text:p>31/oct</text:p>
          </table:table-cell>
          <table:table-cell office:value-type="date" office:date-value="2025-11-07" calcext:value-type="date">
            <text:p>07/nov</text:p>
          </table:table-cell>
          <table:table-cell table:number-columns-repeated="2"/>
          <table:table-cell table:style-name="ce12" table:number-columns-spanned="2" table:number-rows-spanned="1"/>
          <table:covered-table-cell/>
          <table:table-cell table:number-columns-repeated="28"/>
        </table:table-row>
        <table:table-row table:style-name="ro2">
          <table:table-cell office:value-type="string" calcext:value-type="string">
            <text:p>Empiezo diseño 3D</text:p>
          </table:table-cell>
          <table:table-cell office:value-type="date" office:date-value="2025-11-07" calcext:value-type="date">
            <text:p>07/nov</text:p>
          </table:table-cell>
          <table:table-cell office:value-type="date" office:date-value="2025-11-21" calcext:value-type="date">
            <text:p>21/nov</text:p>
          </table:table-cell>
          <table:table-cell table:number-columns-repeated="3"/>
          <table:table-cell table:style-name="ce12" table:number-columns-spanned="3" table:number-rows-spanned="1"/>
          <table:covered-table-cell table:number-columns-repeated="2"/>
          <table:table-cell table:number-columns-repeated="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5-10-21" calcext:value-type="date">
            <text:p>21/oct</text:p>
          </table:table-cell>
          <table:table-cell office:value-type="date" office:date-value="2025-10-22" calcext:value-type="date">
            <text:p>22/oct</text:p>
          </table:table-cell>
          <table:table-cell table:number-columns-repeated="3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5-10-22" calcext:value-type="date">
            <text:p>22/oct</text:p>
          </table:table-cell>
          <table:table-cell office:value-type="date" office:date-value="2025-10-23" calcext:value-type="date">
            <text:p>23/oct</text:p>
          </table:table-cell>
          <table:table-cell table:number-columns-repeated="3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5-10-23" calcext:value-type="date">
            <text:p>23/oct</text:p>
          </table:table-cell>
          <table:table-cell office:value-type="date" office:date-value="2025-10-24" calcext:value-type="date">
            <text:p>24/oct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25" calcext:value-type="date">
            <text:p>25/oct</text:p>
          </table:table-cell>
          <table:table-cell table:number-columns-repeated="3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5-10-25" calcext:value-type="date">
            <text:p>25/oct</text:p>
          </table:table-cell>
          <table:table-cell office:value-type="date" office:date-value="2025-10-26" calcext:value-type="date">
            <text:p>26/oct</text:p>
          </table:table-cell>
          <table:table-cell table:number-columns-repeated="3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5-10-26" calcext:value-type="date">
            <text:p>26/oct</text:p>
          </table:table-cell>
          <table:table-cell office:value-type="date" office:date-value="2025-10-27" calcext:value-type="date">
            <text:p>27/oct</text:p>
          </table:table-cell>
          <table:table-cell table:number-columns-repeated="3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5-10-27" calcext:value-type="date">
            <text:p>27/oct</text:p>
          </table:table-cell>
          <table:table-cell office:value-type="date" office:date-value="2025-10-28" calcext:value-type="date">
            <text:p>28/oct</text:p>
          </table:table-cell>
          <table:table-cell table:number-columns-repeated="3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5-10-28" calcext:value-type="date">
            <text:p>28/oct</text:p>
          </table:table-cell>
          <table:table-cell office:value-type="date" office:date-value="2025-10-29" calcext:value-type="date">
            <text:p>29/oct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inscripción</text:p>
          </table:table-cell>
          <table:table-cell table:number-columns-repeated="2" office:value-type="date" office:date-value="2025-12-19" calcext:value-type="date">
            <text:p>19/dic</text:p>
          </table:table-cell>
          <table:table-cell table:number-columns-repeated="9"/>
          <table:table-cell table:style-name="ce13"/>
          <table:table-cell table:number-columns-repeated="22"/>
        </table:table-row>
        <table:table-row table:style-name="ro2">
          <table:table-cell table:style-name="Default" office:value-type="string" calcext:value-type="string">
            <text:p>PDR</text:p>
          </table:table-cell>
          <table:table-cell table:number-columns-repeated="2" office:value-type="date" office:date-value="2026-02-18" calcext:value-type="date">
            <text:p>18/feb</text:p>
          </table:table-cell>
          <table:table-cell table:number-columns-repeated="17"/>
          <table:table-cell table:style-name="ce13"/>
          <table:table-cell table:number-columns-repeated="14"/>
        </table:table-row>
        <table:table-row table:style-name="ro2">
          <table:table-cell table:style-name="Default" office:value-type="string" calcext:value-type="string">
            <text:p>CDR</text:p>
          </table:table-cell>
          <table:table-cell table:number-columns-repeated="2" office:value-type="date" office:date-value="2026-03-18" calcext:value-type="date">
            <text:p>18/mar</text:p>
          </table:table-cell>
          <table:table-cell table:number-columns-repeated="21"/>
          <table:table-cell table:style-name="ce13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</table:table>
      <table:named-expressions/>
      <table:database-ranges>
        <table:database-range table:name="__Anonymous_Sheet_DB__0" table:target-range-address="'Grafica de gantt'.A1:'Grafica de gantt'.E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9:08:59.0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17T19:10:20.951000000</meta:creation-date>
    <dc:date>2025-11-14T19:28:16.034000000</dc:date>
    <meta:editing-duration>PT50M10S</meta:editing-duration>
    <meta:editing-cycles>5</meta:editing-cycles>
    <meta:generator>LibreOffice/6.4.6.2$Windows_X86_64 LibreOffice_project/0ce51a4fd21bff07a5c061082cc82c5ed232f115</meta:generator>
    <meta:document-statistic meta:table-count="1" meta:cell-count="80" meta:object-count="0"/>
  </office:meta>
</office:document-meta>
</file>